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89.66pt"/>
    </style:style>
    <style:style style:name="co5" style:family="table-column">
      <style:table-column-properties fo:break-before="auto" style:column-width="95.56pt"/>
    </style:style>
    <style:style style:name="co6" style:family="table-column">
      <style:table-column-properties fo:break-before="auto" style:column-width="97.14pt"/>
    </style:style>
    <style:style style:name="co7" style:family="table-column">
      <style:table-column-properties fo:break-before="auto" style:column-width="159.96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9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3.3pt" fo:break-before="auto" style:use-optimal-row-height="true"/>
    </style:style>
    <style:style style:name="ro3" style:family="table-row">
      <style:table-row-properties style:row-height="28.2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34.41pt" fo:break-before="auto" style:use-optimal-row-height="true"/>
    </style:style>
    <style:style style:name="ro7" style:family="table-row">
      <style:table-row-properties style:row-height="44.96pt" fo:break-before="auto" style:use-optimal-row-height="true"/>
    </style:style>
    <style:style style:name="ro8" style:family="table-row">
      <style:table-row-properties style:row-height="24.15pt" fo:break-before="auto" style:use-optimal-row-height="true"/>
    </style:style>
    <style:style style:name="ro9" style:family="table-row">
      <style:table-row-properties style:row-height="35.4pt" fo:break-before="auto" style:use-optimal-row-height="true"/>
    </style:style>
    <style:style style:name="ro10" style:family="table-row">
      <style:table-row-properties style:row-height="46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 style:text-align-source="fix" style:repeat-content="false" fo:border="2.41pt double #000000" style:border-line-width="0.6pt 0.6pt 1.19pt"/>
      <style:paragraph-properties fo:text-align="center" fo:margin-left="0pt"/>
    </style:style>
    <style:style style:name="ce13" style:family="table-cell" style:parent-style-name="Default">
      <style:table-cell-properties fo:background-color="#66ffff" style:text-align-source="fix" style:repeat-content="false" fo:border="2.41pt double #000000" style:border-line-width="0.6pt 0.6pt 1.19pt"/>
      <style:paragraph-properties fo:text-align="center" fo:margin-left="0pt"/>
    </style:style>
    <style:style style:name="ce14" style:family="table-cell" style:parent-style-name="Default">
      <style:table-cell-properties fo:background-color="#33ff99" style:text-align-source="fix" style:repeat-content="false" fo:border="2.41pt double #000000" style:border-line-width="0.6pt 0.6pt 1.19pt"/>
      <style:paragraph-properties fo:text-align="center" fo:margin-left="0pt"/>
    </style:style>
    <style:style style:name="ce15" style:family="table-cell" style:parent-style-name="Default">
      <style:table-cell-properties fo:background-color="#ff99ff" style:text-align-source="fix" style:repeat-content="false" fo:border="2.41pt double #000000" style:border-line-width="0.6pt 0.6pt 1.19p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" style:family="table-cell" style:parent-style-name="Default">
      <style:table-cell-properties fo:background-color="#66ffff" style:text-align-source="fix" style:repeat-content="false" fo:border="1.05pt double #000000" style:border-line-width="0.34pt 0.34pt 0.34pt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 style:text-align-source="fix" style:repeat-content="false" fo:border="1.05pt double #000000" style:border-line-width="0.34pt 0.34pt 0.34pt"/>
      <style:paragraph-properties fo:text-align="center" fo:margin-left="0pt"/>
    </style:style>
    <style:style style:name="ce21" style:family="table-cell" style:parent-style-name="Default">
      <style:table-cell-properties fo:background-color="#ffff00" style:text-align-source="fix" style:repeat-content="false" fo:border="1.56pt double #000000" style:border-line-width="0.74pt 0.74pt 0.06pt"/>
      <style:paragraph-properties fo:text-align="center" fo:margin-left="0pt"/>
    </style:style>
    <style:style style:name="ce22" style:family="table-cell" style:parent-style-name="Default">
      <style:table-cell-properties fo:background-color="#ff99ff" style:text-align-source="fix" style:repeat-content="false" fo:border="1.05pt double #000000" style:border-line-width="0.34pt 0.34pt 0.34pt"/>
      <style:paragraph-properties fo:text-align="center" fo:margin-left="0pt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 fo:border="2.41pt double #000000" style:border-line-width="0.6pt 0.6pt 1.19p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61">
      <style:table-cell-properties fo:background-color="#ffff00" style:text-align-source="fix" style:repeat-content="false" fo:border="1.56pt double #000000" style:border-line-width="0.74pt 0.74pt 0.06pt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 style:data-style-name="N61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99ff" fo:border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6"/>
        <table:table-column table:style-name="co9" table:default-cell-style-name="ce25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8"/>
          <table:table-cell table:style-name="ce1" office:value-type="string" calcext:value-type="string" table:number-columns-spanned="2" table:number-rows-spanned="1">
            <text:p>Legend</text:p>
          </table:table-cell>
          <table:covered-table-cell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8"/>
          <table:table-cell table:style-name="ce12"/>
          <table:table-cell table:style-name="ce24" office:value-type="string" calcext:value-type="string">
            <text:p>"= user input numbers”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8"/>
          <table:table-cell table:style-name="ce13"/>
          <table:table-cell table:style-name="ce24" office:value-type="string" calcext:value-type="string">
            <text:p>“= beamline MC * Efficency number”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8"/>
          <table:table-cell table:style-name="ce14"/>
          <table:table-cell table:style-name="ce24" office:value-type="string" calcext:value-type="string">
            <text:p>“= calculated number”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8"/>
          <table:table-cell table:style-name="ce15"/>
          <table:table-cell table:style-name="ce24" office:value-type="string" calcext:value-type="string">
            <text:p>Checks</text:p>
          </table:table-cell>
          <table:table-cell table:style-name="ce8" table:number-columns-repeated="3"/>
          <table:table-cell table:number-columns-repeated="1017"/>
        </table:table-row>
        <table:table-row table:style-name="ro1" table:number-rows-repeated="3">
          <table:table-cell table:style-name="ce1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9" table:number-columns-repeated="6"/>
          <table:table-cell table:style-name="ce6" table:number-columns-repeated="3"/>
          <table:table-cell/>
          <table:table-cell table:style-name="ce26"/>
          <table:table-cell table:style-name="ce6" table:number-columns-repeated="1012"/>
        </table:table-row>
        <table:table-row table:style-name="ro1">
          <table:table-cell table:style-name="ce1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cident Kinetic Energy </text:p>
          </table:table-cell>
          <table:covered-table-cell table:number-columns-repeated="6" table:style-name="ce8"/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4">
          <table:table-cell table:style-name="ce4" office:value-type="float" office:value="14297308" calcext:value-type="float">
            <text:p>14297308</text:p>
          </table:table-cell>
          <table:table-cell/>
          <table:table-cell table:style-name="ce17" office:value-type="string" calcext:value-type="string">
            <text:p>71.9% Beam Comp.</text:p>
            <text:p>54.8% Efficiency </text:p>
          </table:table-cell>
          <table:table-cell table:style-name="ce17" office:value-type="string" calcext:value-type="string">
            <text:p>3.8% Beam Comp.</text:p>
            <text:p>87.2% Efficiency </text:p>
          </table:table-cell>
          <table:table-cell table:style-name="ce17" office:value-type="string" calcext:value-type="string">
            <text:p>15.1% Beam Comp.</text:p>
            <text:p>13.4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46% Beam Comp.</text:p>
            <text:p>43.1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number-columns-repeated="2"/>
          <table:table-cell table:style-name="ce18" table:formula="of:=0.719*0.548" office:value-type="float" office:value="0.394012" calcext:value-type="float">
            <text:p>0.394012</text:p>
          </table:table-cell>
          <table:table-cell table:style-name="ce18" table:formula="of:=0.038*0.872" office:value-type="float" office:value="0.033136" calcext:value-type="float">
            <text:p>0.033136</text:p>
          </table:table-cell>
          <table:table-cell table:style-name="ce18" table:formula="of:=0.151*0.134" office:value-type="float" office:value="0.020234" calcext:value-type="float">
            <text:p>0.020234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46*0.431" office:value-type="float" office:value="0.0019826" calcext:value-type="float">
            <text:p>0.0019826</text:p>
          </table:table-cell>
          <table:table-cell/>
          <table:table-cell table:style-name="ce29" table:formula="of:=SUM([.C14:.G14])" office:value-type="float" office:value="0.4512882" calcext:value-type="float">
            <text:p>0.451288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13]*[.C14]*(1/[.$I$14])" office:value-type="float" office:value="12482734.8016101" calcext:value-type="float">
            <text:p>12482734.8016101</text:p>
          </table:table-cell>
          <table:table-cell table:style-name="ce20" table:formula="of:=[.$A$13]*[.D14]*(1/[.$I$14])" office:value-type="float" office:value="1049785.03290802" calcext:value-type="float">
            <text:p>1049785.03290802</text:p>
          </table:table-cell>
          <table:table-cell table:style-name="ce20" table:formula="of:=[.$A$13]*[.E14]*(1/[.$I$14])" office:value-type="float" office:value="641035.440483487" calcext:value-type="float">
            <text:p>641035.440483487</text:p>
          </table:table-cell>
          <table:table-cell table:style-name="ce20" table:formula="of:=[.$A$13]*[.F14]*(1/[.$I$14])" office:value-type="float" office:value="60941.7699572025" calcext:value-type="float">
            <text:p>60941.7699572025</text:p>
          </table:table-cell>
          <table:table-cell table:style-name="ce20" table:formula="of:=[.$A$13]*[.G14]*(1/[.$I$14])" office:value-type="float" office:value="62810.9550411466" calcext:value-type="float">
            <text:p>62810.9550411466</text:p>
          </table:table-cell>
          <table:table-cell/>
          <table:table-cell table:style-name="ce31" table:formula="of:=SUM([.C17:.G17])" office:value-type="float" office:value="14297308" calcext:value-type="float" table:number-columns-spanned="2" table:number-rows-spanned="1">
            <text:p>14297308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7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5434571" calcext:value-type="float">
            <text:p>5434571</text:p>
          </table:table-cell>
          <table:table-cell table:style-name="ce21" office:value-type="float" office:value="8256622" calcext:value-type="float">
            <text:p>8256622</text:p>
          </table:table-cell>
          <table:table-cell table:style-name="ce21" office:value-type="float" office:value="334215" calcext:value-type="float">
            <text:p>334215</text:p>
          </table:table-cell>
          <table:table-cell table:style-name="ce21" office:value-type="float" office:value="14230.6" calcext:value-type="float">
            <text:p>14230.6</text:p>
          </table:table-cell>
          <table:table-cell table:style-name="ce21" office:value-type="float" office:value="257669" calcext:value-type="float">
            <text:p>257669</text:p>
          </table:table-cell>
          <table:table-cell/>
          <table:table-cell table:style-name="ce31" table:formula="of:=SUM([.C20:.G20])" office:value-type="float" office:value="14297307.6" calcext:value-type="float" table:number-columns-spanned="2" table:number-rows-spanned="1">
            <text:p>14297307.6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0" office:value-type="string" calcext:value-type="string">
            <text:p>----&gt;</text:p>
          </table:table-cell>
          <table:table-cell table:style-name="ce20" table:formula="of:=[.C20]/[.C17]" office:value-type="float" office:value="0.435367015832059" calcext:value-type="float">
            <text:p>0.4353670158</text:p>
          </table:table-cell>
          <table:table-cell table:style-name="ce20" table:formula="of:=[.D20]/[.D17]" office:value-type="float" office:value="7.86505974192475" calcext:value-type="float">
            <text:p>7.8650597419</text:p>
          </table:table-cell>
          <table:table-cell table:style-name="ce20" table:formula="of:=[.E20]/[.E17]" office:value-type="float" office:value="0.521367429775686" calcext:value-type="float">
            <text:p>0.5213674298</text:p>
          </table:table-cell>
          <table:table-cell table:style-name="ce20" table:formula="of:=[.F20]/[.F17]" office:value-type="float" office:value="0.233511432470598" calcext:value-type="float">
            <text:p>0.2335114325</text:p>
          </table:table-cell>
          <table:table-cell table:style-name="ce20" table:formula="of:=[.G20]/[.G17]" office:value-type="float" office:value="4.10229393632376" calcext:value-type="float">
            <text:p>4.1022939363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20]*(1/[.C23])" office:value-type="float" office:value="12482734.8016101" calcext:value-type="float">
            <text:p>12482734.8016101</text:p>
          </table:table-cell>
          <table:table-cell table:style-name="ce22" table:formula="of:=[.D20]*(1/[.D23])" office:value-type="float" office:value="1049785.03290802" calcext:value-type="float">
            <text:p>1049785.03290802</text:p>
          </table:table-cell>
          <table:table-cell table:style-name="ce22" table:formula="of:=[.E20]*(1/[.E23])" office:value-type="float" office:value="641035.440483487" calcext:value-type="float">
            <text:p>641035.440483487</text:p>
          </table:table-cell>
          <table:table-cell table:style-name="ce22" table:formula="of:=[.F20]*(1/[.F23])" office:value-type="float" office:value="60941.7699572025" calcext:value-type="float">
            <text:p>60941.7699572025</text:p>
          </table:table-cell>
          <table:table-cell table:style-name="ce22" table:formula="of:=[.G20]*(1/[.G23])" office:value-type="float" office:value="62810.9550411466" calcext:value-type="float">
            <text:p>62810.9550411466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17]-[.C26]" office:value-type="float" office:value="0" calcext:value-type="float">
            <text:p>0.0000</text:p>
          </table:table-cell>
          <table:table-cell table:style-name="ce23" table:formula="of:=[.D17]-[.D26]" office:value-type="float" office:value="0" calcext:value-type="float">
            <text:p>0.0000</text:p>
          </table:table-cell>
          <table:table-cell table:style-name="ce23" table:formula="of:=[.E17]-[.E26]" office:value-type="float" office:value="0" calcext:value-type="float">
            <text:p>0.0000</text:p>
          </table:table-cell>
          <table:table-cell table:style-name="ce23" table:formula="of:=[.F17]-[.F26]" office:value-type="float" office:value="0" calcext:value-type="float">
            <text:p>0.0000</text:p>
          </table:table-cell>
          <table:table-cell table:style-name="ce23" table:formula="of:=[.G17]-[.G26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teracting Kinetic Energy </text:p>
          </table:table-cell>
          <table:covered-table-cell table:number-columns-repeated="6" table:style-name="ce8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4">
          <table:table-cell table:style-name="ce4" office:value-type="float" office:value="83881" calcext:value-type="float">
            <text:p>83881</text:p>
          </table:table-cell>
          <table:table-cell/>
          <table:table-cell table:style-name="ce17" office:value-type="string" calcext:value-type="string">
            <text:p>71.9% Beam Comp.</text:p>
            <text:p>54.8% Efficiency </text:p>
          </table:table-cell>
          <table:table-cell table:style-name="ce17" office:value-type="string" calcext:value-type="string">
            <text:p>3.8% Beam Comp.</text:p>
            <text:p>87.2% Efficiency </text:p>
          </table:table-cell>
          <table:table-cell table:style-name="ce17" office:value-type="string" calcext:value-type="string">
            <text:p>15.1% Beam Comp.</text:p>
            <text:p>13.4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46% Beam Comp.</text:p>
            <text:p>43.1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719*0.548" office:value-type="float" office:value="0.394012" calcext:value-type="float">
            <text:p>0.394012</text:p>
          </table:table-cell>
          <table:table-cell table:style-name="ce18" table:formula="of:=0.038*0.872" office:value-type="float" office:value="0.033136" calcext:value-type="float">
            <text:p>0.033136</text:p>
          </table:table-cell>
          <table:table-cell table:style-name="ce18" table:formula="of:=0.151*0.134" office:value-type="float" office:value="0.020234" calcext:value-type="float">
            <text:p>0.020234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46*0.431" office:value-type="float" office:value="0.0019826" calcext:value-type="float">
            <text:p>0.0019826</text:p>
          </table:table-cell>
          <table:table-cell/>
          <table:table-cell table:style-name="ce29" table:formula="of:=SUM([.C33:.G33])" office:value-type="float" office:value="0.4512882" calcext:value-type="float">
            <text:p>0.4512882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32]*[.C33]*(1/[.$I$33])" office:value-type="float" office:value="73235.0648033784" calcext:value-type="float">
            <text:p>73235.0648033784</text:p>
          </table:table-cell>
          <table:table-cell table:style-name="ce20" table:formula="of:=[.$A$32]*[.D33]*(1/[.$I$33])" office:value-type="float" office:value="6158.99289190366" calcext:value-type="float">
            <text:p>6158.9928919037</text:p>
          </table:table-cell>
          <table:table-cell table:style-name="ce20" table:formula="of:=[.$A$32]*[.E33]*(1/[.$I$33])" office:value-type="float" office:value="3760.89637176421" calcext:value-type="float">
            <text:p>3760.8963717642</text:p>
          </table:table-cell>
          <table:table-cell table:style-name="ce20" table:formula="of:=[.$A$32]*[.F33]*(1/[.$I$33])" office:value-type="float" office:value="357.539797406624" calcext:value-type="float">
            <text:p>357.5397974066</text:p>
          </table:table-cell>
          <table:table-cell table:style-name="ce20" table:formula="of:=[.$A$32]*[.G33]*(1/[.$I$33])" office:value-type="float" office:value="368.506135547085" calcext:value-type="float">
            <text:p>368.5061355471</text:p>
          </table:table-cell>
          <table:table-cell/>
          <table:table-cell table:style-name="ce31" table:formula="of:=SUM([.C36:.G36])" office:value-type="float" office:value="83881" calcext:value-type="float" table:number-columns-spanned="2" table:number-rows-spanned="1">
            <text:p>83881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7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56339.6" calcext:value-type="float">
            <text:p>56339.6</text:p>
          </table:table-cell>
          <table:table-cell table:style-name="ce21" office:value-type="float" office:value="14172" calcext:value-type="float">
            <text:p>14172</text:p>
          </table:table-cell>
          <table:table-cell table:style-name="ce21" office:value-type="float" office:value="10261.5" calcext:value-type="float">
            <text:p>10261.5</text:p>
          </table:table-cell>
          <table:table-cell table:style-name="ce21" office:value-type="float" office:value="325.392" calcext:value-type="float">
            <text:p>325.392</text:p>
          </table:table-cell>
          <table:table-cell table:style-name="ce21" office:value-type="float" office:value="2782.58" calcext:value-type="float">
            <text:p>2782.58</text:p>
          </table:table-cell>
          <table:table-cell/>
          <table:table-cell table:style-name="ce31" table:formula="of:=SUM([.C39:.G39])" office:value-type="float" office:value="83881.072" calcext:value-type="float" table:number-columns-spanned="2" table:number-rows-spanned="1">
            <text:p>83881.072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0" office:value-type="string" calcext:value-type="string">
            <text:p>----&gt;</text:p>
          </table:table-cell>
          <table:table-cell table:style-name="ce20" table:formula="of:=[.C39]/[.C36]" office:value-type="float" office:value="0.769298151797375" calcext:value-type="float">
            <text:p>0.7692981518</text:p>
          </table:table-cell>
          <table:table-cell table:style-name="ce20" table:formula="of:=[.D39]/[.D36]" office:value-type="float" office:value="2.30102554893835" calcext:value-type="float">
            <text:p>2.3010255489</text:p>
          </table:table-cell>
          <table:table-cell table:style-name="ce20" table:formula="of:=[.E39]/[.E36]" office:value-type="float" office:value="2.72847188160795" calcext:value-type="float">
            <text:p>2.7284718816</text:p>
          </table:table-cell>
          <table:table-cell table:style-name="ce20" table:formula="of:=[.F39]/[.F36]" office:value-type="float" office:value="0.910086100512993" calcext:value-type="float">
            <text:p>0.9100861005</text:p>
          </table:table-cell>
          <table:table-cell table:style-name="ce20" table:formula="of:=[.G39]/[.G36]" office:value-type="float" office:value="7.55097332604511" calcext:value-type="float">
            <text:p>7.550973326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39]*(1/[.C42])" office:value-type="float" office:value="73235.0648033784" calcext:value-type="float">
            <text:p>73235.0648033784</text:p>
          </table:table-cell>
          <table:table-cell table:style-name="ce22" table:formula="of:=[.D39]*(1/[.D42])" office:value-type="float" office:value="6158.99289190366" calcext:value-type="float">
            <text:p>6158.9928919037</text:p>
          </table:table-cell>
          <table:table-cell table:style-name="ce22" table:formula="of:=[.E39]*(1/[.E42])" office:value-type="float" office:value="3760.89637176421" calcext:value-type="float">
            <text:p>3760.8963717642</text:p>
          </table:table-cell>
          <table:table-cell table:style-name="ce22" table:formula="of:=[.F39]*(1/[.F42])" office:value-type="float" office:value="357.539797406624" calcext:value-type="float">
            <text:p>357.5397974066</text:p>
          </table:table-cell>
          <table:table-cell table:style-name="ce22" table:formula="of:=[.G39]*(1/[.G42])" office:value-type="float" office:value="368.506135547085" calcext:value-type="float">
            <text:p>368.506135547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36]-[.C45]" office:value-type="float" office:value="0" calcext:value-type="float">
            <text:p>0.0000</text:p>
          </table:table-cell>
          <table:table-cell table:style-name="ce23" table:formula="of:=[.D36]-[.D45]" office:value-type="float" office:value="0" calcext:value-type="float">
            <text:p>0.0000</text:p>
          </table:table-cell>
          <table:table-cell table:style-name="ce23" table:formula="of:=[.E36]-[.E45]" office:value-type="float" office:value="0" calcext:value-type="float">
            <text:p>0.0000</text:p>
          </table:table-cell>
          <table:table-cell table:style-name="ce23" table:formula="of:=[.F36]-[.F45]" office:value-type="float" office:value="0" calcext:value-type="float">
            <text:p>0.0000</text:p>
          </table:table-cell>
          <table:table-cell table:style-name="ce23" table:formula="of:=[.G36]-[.G45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style-name="ce7"/>
          <table:table-cell table:style-name="ce11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Track Length</text:p>
          </table:table-cell>
          <table:covered-table-cell table:number-columns-repeated="6" table:style-name="ce8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8">
          <table:table-cell table:style-name="ce4" office:value-type="float" office:value="127977" calcext:value-type="float">
            <text:p>127977</text:p>
          </table:table-cell>
          <table:table-cell/>
          <table:table-cell table:style-name="ce17" office:value-type="string" calcext:value-type="string">
            <text:p>71.9% Beam Comp.</text:p>
            <text:p>54.8% Efficiency </text:p>
          </table:table-cell>
          <table:table-cell table:style-name="ce17" office:value-type="string" calcext:value-type="string">
            <text:p>3.8% Beam Comp.</text:p>
            <text:p>87.2% Efficiency </text:p>
          </table:table-cell>
          <table:table-cell table:style-name="ce17" office:value-type="string" calcext:value-type="string">
            <text:p>15.1% Beam Comp.</text:p>
            <text:p>13.4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46% Beam Comp.</text:p>
            <text:p>43.1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719*0.548" office:value-type="float" office:value="0.394012" calcext:value-type="float">
            <text:p>0.394012</text:p>
          </table:table-cell>
          <table:table-cell table:style-name="ce18" table:formula="of:=0.038*0.872" office:value-type="float" office:value="0.033136" calcext:value-type="float">
            <text:p>0.033136</text:p>
          </table:table-cell>
          <table:table-cell table:style-name="ce18" table:formula="of:=0.151*0.134" office:value-type="float" office:value="0.020234" calcext:value-type="float">
            <text:p>0.020234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46*0.431" office:value-type="float" office:value="0.0019826" calcext:value-type="float">
            <text:p>0.0019826</text:p>
          </table:table-cell>
          <table:table-cell/>
          <table:table-cell table:style-name="ce29" table:formula="of:=SUM([.C52:.G52])" office:value-type="float" office:value="0.4512882" calcext:value-type="float">
            <text:p>0.4512882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51]*[.C52]*(1/[.$I$52])" office:value-type="float" office:value="111734.527346383" calcext:value-type="float">
            <text:p>111734.527346383</text:p>
          </table:table-cell>
          <table:table-cell table:style-name="ce20" table:formula="of:=[.$A$51]*[.D52]*(1/[.$I$52])" office:value-type="float" office:value="9396.75770826713" calcext:value-type="float">
            <text:p>9396.7577082671</text:p>
          </table:table-cell>
          <table:table-cell table:style-name="ce20" table:formula="of:=[.$A$51]*[.E52]*(1/[.$I$52])" office:value-type="float" office:value="5737.98875751682" calcext:value-type="float">
            <text:p>5737.9887575168</text:p>
          </table:table-cell>
          <table:table-cell table:style-name="ce20" table:formula="of:=[.$A$51]*[.F52]*(1/[.$I$52])" office:value-type="float" office:value="545.49743866558" calcext:value-type="float">
            <text:p>545.4974386656</text:p>
          </table:table-cell>
          <table:table-cell table:style-name="ce20" table:formula="of:=[.$A$51]*[.G52]*(1/[.$I$52])" office:value-type="float" office:value="562.228749167383" calcext:value-type="float">
            <text:p>562.2287491674</text:p>
          </table:table-cell>
          <table:table-cell/>
          <table:table-cell table:style-name="ce31" table:formula="of:=SUM([.C55:.G55])" office:value-type="float" office:value="127977" calcext:value-type="float" table:number-columns-spanned="2" table:number-rows-spanned="1">
            <text:p>127977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7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60000" calcext:value-type="float">
            <text:p>60000</text:p>
          </table:table-cell>
          <table:table-cell table:style-name="ce21" office:value-type="float" office:value="55052" calcext:value-type="float">
            <text:p>55052</text:p>
          </table:table-cell>
          <table:table-cell table:style-name="ce21" office:value-type="float" office:value="8464.86" calcext:value-type="float">
            <text:p>8464.86</text:p>
          </table:table-cell>
          <table:table-cell table:style-name="ce21" office:value-type="float" office:value="1401.95" calcext:value-type="float">
            <text:p>1401.95</text:p>
          </table:table-cell>
          <table:table-cell table:style-name="ce21" office:value-type="float" office:value="2933.71" calcext:value-type="float">
            <text:p>2933.71</text:p>
          </table:table-cell>
          <table:table-cell/>
          <table:table-cell table:style-name="ce31" table:formula="of:=SUM([.C58:.G58])" office:value-type="float" office:value="127852.52" calcext:value-type="float" table:number-columns-spanned="2" table:number-rows-spanned="1">
            <text:p>127852.52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0" office:value-type="string" calcext:value-type="string">
            <text:p>----&gt;</text:p>
          </table:table-cell>
          <table:table-cell table:style-name="ce20" table:formula="of:=[.C58]/[.C55]" office:value-type="float" office:value="0.536987101703995" calcext:value-type="float">
            <text:p>0.5369871017</text:p>
          </table:table-cell>
          <table:table-cell table:style-name="ce20" table:formula="of:=[.D58]/[.D55]" office:value-type="float" office:value="5.8586165259498" calcext:value-type="float">
            <text:p>5.8586165259</text:p>
          </table:table-cell>
          <table:table-cell table:style-name="ce20" table:formula="of:=[.E58]/[.E55]" office:value-type="float" office:value="1.47523119297" calcext:value-type="float">
            <text:p>1.475231193</text:p>
          </table:table-cell>
          <table:table-cell table:style-name="ce20" table:formula="of:=[.F58]/[.F55]" office:value-type="float" office:value="2.57003956504271" calcext:value-type="float">
            <text:p>2.570039565</text:p>
          </table:table-cell>
          <table:table-cell table:style-name="ce20" table:formula="of:=[.G58]/[.G55]" office:value-type="float" office:value="5.21800068805552" calcext:value-type="float">
            <text:p>5.218000688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58]*(1/[.C61])" office:value-type="float" office:value="111734.527346383" calcext:value-type="float">
            <text:p>111734.527346383</text:p>
          </table:table-cell>
          <table:table-cell table:style-name="ce22" table:formula="of:=[.D58]*(1/[.D61])" office:value-type="float" office:value="9396.75770826714" calcext:value-type="float">
            <text:p>9396.7577082671</text:p>
          </table:table-cell>
          <table:table-cell table:style-name="ce22" table:formula="of:=[.E58]*(1/[.E61])" office:value-type="float" office:value="5737.98875751682" calcext:value-type="float">
            <text:p>5737.9887575168</text:p>
          </table:table-cell>
          <table:table-cell table:style-name="ce22" table:formula="of:=[.F58]*(1/[.F61])" office:value-type="float" office:value="545.49743866558" calcext:value-type="float">
            <text:p>545.4974386656</text:p>
          </table:table-cell>
          <table:table-cell table:style-name="ce22" table:formula="of:=[.G58]*(1/[.G61])" office:value-type="float" office:value="562.228749167383" calcext:value-type="float">
            <text:p>562.2287491674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55]-[.C64]" office:value-type="float" office:value="0" calcext:value-type="float">
            <text:p>0.0000</text:p>
          </table:table-cell>
          <table:table-cell table:style-name="ce23" table:formula="of:=[.D55]-[.D64]" office:value-type="float" office:value="0" calcext:value-type="float">
            <text:p>0.0000</text:p>
          </table:table-cell>
          <table:table-cell table:style-name="ce23" table:formula="of:=[.E55]-[.E64]" office:value-type="float" office:value="0" calcext:value-type="float">
            <text:p>0.0000</text:p>
          </table:table-cell>
          <table:table-cell table:style-name="ce23" table:formula="of:=[.F55]-[.F64]" office:value-type="float" office:value="0" calcext:value-type="float">
            <text:p>0.0000</text:p>
          </table:table-cell>
          <table:table-cell table:style-name="ce23" table:formula="of:=[.G55]-[.G64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style-name="ce7"/>
          <table:table-cell table:style-name="ce11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Track Pitch</text:p>
          </table:table-cell>
          <table:covered-table-cell table:number-columns-repeated="6" table:style-name="ce8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8">
          <table:table-cell table:style-name="ce4" office:value-type="float" office:value="12768799" calcext:value-type="float">
            <text:p>12768799</text:p>
          </table:table-cell>
          <table:table-cell/>
          <table:table-cell table:style-name="ce17" office:value-type="string" calcext:value-type="string">
            <text:p>71.9% Beam Comp.</text:p>
            <text:p>54.8% Efficiency </text:p>
          </table:table-cell>
          <table:table-cell table:style-name="ce17" office:value-type="string" calcext:value-type="string">
            <text:p>3.8% Beam Comp.</text:p>
            <text:p>87.2% Efficiency </text:p>
          </table:table-cell>
          <table:table-cell table:style-name="ce17" office:value-type="string" calcext:value-type="string">
            <text:p>15.1% Beam Comp.</text:p>
            <text:p>13.4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46% Beam Comp.</text:p>
            <text:p>43.1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719*0.548" office:value-type="float" office:value="0.394012" calcext:value-type="float">
            <text:p>0.394012</text:p>
          </table:table-cell>
          <table:table-cell table:style-name="ce18" table:formula="of:=0.038*0.872" office:value-type="float" office:value="0.033136" calcext:value-type="float">
            <text:p>0.033136</text:p>
          </table:table-cell>
          <table:table-cell table:style-name="ce18" table:formula="of:=0.151*0.134" office:value-type="float" office:value="0.020234" calcext:value-type="float">
            <text:p>0.020234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46*0.431" office:value-type="float" office:value="0.0019826" calcext:value-type="float">
            <text:p>0.0019826</text:p>
          </table:table-cell>
          <table:table-cell/>
          <table:table-cell table:style-name="ce29" table:formula="of:=SUM([.C72:.G72])" office:value-type="float" office:value="0.4512882" calcext:value-type="float">
            <text:p>0.4512882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9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71]*[.C72]*(1/[.$I$52])" office:value-type="float" office:value="11148219.7664109" calcext:value-type="float">
            <text:p>11148219.7664109</text:p>
          </table:table-cell>
          <table:table-cell table:style-name="ce20" table:formula="of:=[.$A$71]*[.D72]*(1/[.$I$52])" office:value-type="float" office:value="937553.704404414" calcext:value-type="float">
            <text:p>937553.704404414</text:p>
          </table:table-cell>
          <table:table-cell table:style-name="ce20" table:formula="of:=[.$A$71]*[.E72]*(1/[.$I$52])" office:value-type="float" office:value="572503.067808997" calcext:value-type="float">
            <text:p>572503.067808997</text:p>
          </table:table-cell>
          <table:table-cell table:style-name="ce20" table:formula="of:=[.$A$71]*[.F72]*(1/[.$I$52])" office:value-type="float" office:value="54426.5543756739" calcext:value-type="float">
            <text:p>54426.5543756739</text:p>
          </table:table-cell>
          <table:table-cell table:style-name="ce20" table:formula="of:=[.$A$71]*[.G72]*(1/[.$I$52])" office:value-type="float" office:value="56095.9070000058" calcext:value-type="float">
            <text:p>56095.9070000058</text:p>
          </table:table-cell>
          <table:table-cell/>
          <table:table-cell table:style-name="ce31" table:formula="of:=SUM([.C75:.G75])" office:value-type="float" office:value="12768799" calcext:value-type="float" table:number-columns-spanned="2" table:number-rows-spanned="1">
            <text:p>12768799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10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5087512" calcext:value-type="float">
            <text:p>5087512</text:p>
          </table:table-cell>
          <table:table-cell table:style-name="ce21" office:value-type="float" office:value="5116194" calcext:value-type="float">
            <text:p>5116194</text:p>
          </table:table-cell>
          <table:table-cell table:style-name="ce21" office:value-type="float" office:value="590006" calcext:value-type="float">
            <text:p>590006</text:p>
          </table:table-cell>
          <table:table-cell table:style-name="ce21" office:value-type="float" office:value="25042.1" calcext:value-type="float">
            <text:p>25042.1</text:p>
          </table:table-cell>
          <table:table-cell table:style-name="ce27" office:value-type="float" office:value="1950040" calcext:value-type="float">
            <text:p>1.95E+06</text:p>
          </table:table-cell>
          <table:table-cell/>
          <table:table-cell table:style-name="ce31" table:formula="of:=SUM([.C78:.G78])" office:value-type="float" office:value="12768794.1" calcext:value-type="float" table:number-columns-spanned="2" table:number-rows-spanned="1">
            <text:p>12768794.1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8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8">
          <table:table-cell table:style-name="ce5" office:value-type="string" calcext:value-type="string">
            <text:p>This is the number you care about</text:p>
          </table:table-cell>
          <table:table-cell table:style-name="ce10" office:value-type="string" calcext:value-type="string">
            <text:p>----&gt;</text:p>
          </table:table-cell>
          <table:table-cell table:style-name="ce20" table:formula="of:=[.C78]/[.C75]" office:value-type="float" office:value="0.456351965300186" calcext:value-type="float">
            <text:p>0.4563519653</text:p>
          </table:table-cell>
          <table:table-cell table:style-name="ce20" table:formula="of:=[.D78]/[.D75]" office:value-type="float" office:value="5.45696099963691" calcext:value-type="float">
            <text:p>5.4569609996</text:p>
          </table:table-cell>
          <table:table-cell table:style-name="ce20" table:formula="of:=[.E78]/[.E75]" office:value-type="float" office:value="1.0305726434934" calcext:value-type="float">
            <text:p>1.0305726435</text:p>
          </table:table-cell>
          <table:table-cell table:style-name="ce20" table:formula="of:=[.F78]/[.F75]" office:value-type="float" office:value="0.460108127131278" calcext:value-type="float">
            <text:p>0.4601081271</text:p>
          </table:table-cell>
          <table:table-cell table:style-name="ce20" table:formula="of:=[.G78]/[.G75]" office:value-type="float" office:value="34.7626075463902" calcext:value-type="float">
            <text:p>34.7626075464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78]*(1/[.C81])" office:value-type="float" office:value="11148219.7664109" calcext:value-type="float">
            <text:p>11148219.7664109</text:p>
          </table:table-cell>
          <table:table-cell table:style-name="ce22" table:formula="of:=[.D78]*(1/[.D81])" office:value-type="float" office:value="937553.704404414" calcext:value-type="float">
            <text:p>937553.704404414</text:p>
          </table:table-cell>
          <table:table-cell table:style-name="ce22" table:formula="of:=[.E78]*(1/[.E81])" office:value-type="float" office:value="572503.067808997" calcext:value-type="float">
            <text:p>572503.067808997</text:p>
          </table:table-cell>
          <table:table-cell table:style-name="ce22" table:formula="of:=[.F78]*(1/[.F81])" office:value-type="float" office:value="54426.5543756739" calcext:value-type="float">
            <text:p>54426.5543756739</text:p>
          </table:table-cell>
          <table:table-cell table:style-name="ce22" table:formula="of:=[.G78]*(1/[.G81])" office:value-type="float" office:value="56095.9070000058" calcext:value-type="float">
            <text:p>56095.9070000058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75]-[.C84]" office:value-type="float" office:value="0" calcext:value-type="float">
            <text:p>0.0000</text:p>
          </table:table-cell>
          <table:table-cell table:style-name="ce23" table:formula="of:=[.D75]-[.D84]" office:value-type="float" office:value="0" calcext:value-type="float">
            <text:p>0.0000</text:p>
          </table:table-cell>
          <table:table-cell table:style-name="ce23" table:formula="of:=[.E75]-[.E84]" office:value-type="float" office:value="0" calcext:value-type="float">
            <text:p>0.0000</text:p>
          </table:table-cell>
          <table:table-cell table:style-name="ce23" table:formula="of:=[.F75]-[.F84]" office:value-type="float" office:value="0" calcext:value-type="float">
            <text:p>0.0000</text:p>
          </table:table-cell>
          <table:table-cell table:style-name="ce23" table:formula="of:=[.G75]-[.G84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7"/>
          <table:table-cell table:style-name="ce11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dE/dX</text:p>
          </table:table-cell>
          <table:covered-table-cell table:number-columns-repeated="6" table:style-name="ce8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8">
          <table:table-cell table:style-name="ce4" office:value-type="float" office:value="12758454" calcext:value-type="float">
            <text:p>12758454</text:p>
          </table:table-cell>
          <table:table-cell/>
          <table:table-cell table:style-name="ce17" office:value-type="string" calcext:value-type="string">
            <text:p>71.9% Beam Comp.</text:p>
            <text:p>54.8% Efficiency </text:p>
          </table:table-cell>
          <table:table-cell table:style-name="ce17" office:value-type="string" calcext:value-type="string">
            <text:p>3.8% Beam Comp.</text:p>
            <text:p>87.2% Efficiency </text:p>
          </table:table-cell>
          <table:table-cell table:style-name="ce17" office:value-type="string" calcext:value-type="string">
            <text:p>15.1% Beam Comp.</text:p>
            <text:p>13.4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46% Beam Comp.</text:p>
            <text:p>43.1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719*0.548" office:value-type="float" office:value="0.394012" calcext:value-type="float">
            <text:p>0.394012</text:p>
          </table:table-cell>
          <table:table-cell table:style-name="ce18" table:formula="of:=0.038*0.872" office:value-type="float" office:value="0.033136" calcext:value-type="float">
            <text:p>0.033136</text:p>
          </table:table-cell>
          <table:table-cell table:style-name="ce18" table:formula="of:=0.151*0.134" office:value-type="float" office:value="0.020234" calcext:value-type="float">
            <text:p>0.020234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46*0.431" office:value-type="float" office:value="0.0019826" calcext:value-type="float">
            <text:p>0.0019826</text:p>
          </table:table-cell>
          <table:table-cell/>
          <table:table-cell table:style-name="ce29" table:formula="of:=SUM([.C93:.G93])" office:value-type="float" office:value="0.4512882" calcext:value-type="float">
            <text:p>0.4512882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9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92]*[.C93]*(1/[.$I$52])" office:value-type="float" office:value="11139187.7240486" calcext:value-type="float">
            <text:p>11139187.7240486</text:p>
          </table:table-cell>
          <table:table-cell table:style-name="ce20" table:formula="of:=[.$A$92]*[.D93]*(1/[.$I$52])" office:value-type="float" office:value="936794.119021947" calcext:value-type="float">
            <text:p>936794.119021947</text:p>
          </table:table-cell>
          <table:table-cell table:style-name="ce20" table:formula="of:=[.$A$92]*[.E93]*(1/[.$I$52])" office:value-type="float" office:value="572039.238420149" calcext:value-type="float">
            <text:p>572039.238420149</text:p>
          </table:table-cell>
          <table:table-cell table:style-name="ce20" table:formula="of:=[.$A$92]*[.F93]*(1/[.$I$52])" office:value-type="float" office:value="54382.4591788573" calcext:value-type="float">
            <text:p>54382.4591788573</text:p>
          </table:table-cell>
          <table:table-cell table:style-name="ce20" table:formula="of:=[.$A$92]*[.G93]*(1/[.$I$52])" office:value-type="float" office:value="56050.4593304234" calcext:value-type="float">
            <text:p>56050.4593304234</text:p>
          </table:table-cell>
          <table:table-cell/>
          <table:table-cell table:style-name="ce31" table:formula="of:=SUM([.C96:.G96])" office:value-type="float" office:value="12758454" calcext:value-type="float" table:number-columns-spanned="2" table:number-rows-spanned="1">
            <text:p>12758454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10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5087356" calcext:value-type="float">
            <text:p>5087356</text:p>
          </table:table-cell>
          <table:table-cell table:style-name="ce21" office:value-type="float" office:value="5116029" calcext:value-type="float">
            <text:p>5116029</text:p>
          </table:table-cell>
          <table:table-cell table:style-name="ce21" office:value-type="float" office:value="586983" calcext:value-type="float">
            <text:p>586983</text:p>
          </table:table-cell>
          <table:table-cell table:style-name="ce21" office:value-type="float" office:value="23082.9" calcext:value-type="float">
            <text:p>23082.9</text:p>
          </table:table-cell>
          <table:table-cell table:style-name="ce27" office:value-type="float" office:value="1945000" calcext:value-type="float">
            <text:p>1.95E+06</text:p>
          </table:table-cell>
          <table:table-cell/>
          <table:table-cell table:style-name="ce33" table:formula="of:=SUM([.C99:.G99])" office:value-type="float" office:value="12758450.9" calcext:value-type="float" table:number-columns-spanned="2" table:number-rows-spanned="1">
            <text:p>1.28E+07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8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8">
          <table:table-cell table:style-name="ce5" office:value-type="string" calcext:value-type="string">
            <text:p>This is the number you care about</text:p>
          </table:table-cell>
          <table:table-cell table:style-name="ce10" office:value-type="string" calcext:value-type="string">
            <text:p>----&gt;</text:p>
          </table:table-cell>
          <table:table-cell table:style-name="ce20" table:formula="of:=[.C99]/[.C96]" office:value-type="float" office:value="0.456707986796632" calcext:value-type="float">
            <text:p>0.4567079868</text:p>
          </table:table-cell>
          <table:table-cell table:style-name="ce20" table:formula="of:=[.D99]/[.D96]" office:value-type="float" office:value="5.4612095615431" calcext:value-type="float">
            <text:p>5.4612095615</text:p>
          </table:table-cell>
          <table:table-cell table:style-name="ce20" table:formula="of:=[.E99]/[.E96]" office:value-type="float" office:value="1.02612366525961" calcext:value-type="float">
            <text:p>1.0261236653</text:p>
          </table:table-cell>
          <table:table-cell table:style-name="ce20" table:formula="of:=[.F99]/[.F96]" office:value-type="float" office:value="0.424454876600618" calcext:value-type="float">
            <text:p>0.4244548766</text:p>
          </table:table-cell>
          <table:table-cell table:style-name="ce20" table:formula="of:=[.G99]/[.G96]" office:value-type="float" office:value="34.7008753047681" calcext:value-type="float">
            <text:p>34.7008753048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99]*(1/[.C102])" office:value-type="float" office:value="11139187.7240486" calcext:value-type="float">
            <text:p>11139187.7240486</text:p>
          </table:table-cell>
          <table:table-cell table:style-name="ce22" table:formula="of:=[.D99]*(1/[.D102])" office:value-type="float" office:value="936794.119021947" calcext:value-type="float">
            <text:p>936794.119021947</text:p>
          </table:table-cell>
          <table:table-cell table:style-name="ce22" table:formula="of:=[.E99]*(1/[.E102])" office:value-type="float" office:value="572039.238420149" calcext:value-type="float">
            <text:p>572039.238420149</text:p>
          </table:table-cell>
          <table:table-cell table:style-name="ce22" table:formula="of:=[.F99]*(1/[.F102])" office:value-type="float" office:value="54382.4591788573" calcext:value-type="float">
            <text:p>54382.4591788573</text:p>
          </table:table-cell>
          <table:table-cell table:style-name="ce22" table:formula="of:=[.G99]*(1/[.G102])" office:value-type="float" office:value="56050.4593304234" calcext:value-type="float">
            <text:p>56050.4593304234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96]-[.C105]" office:value-type="float" office:value="0" calcext:value-type="float">
            <text:p>0.0000</text:p>
          </table:table-cell>
          <table:table-cell table:style-name="ce23" table:formula="of:=[.D96]-[.D105]" office:value-type="float" office:value="0" calcext:value-type="float">
            <text:p>0.0000</text:p>
          </table:table-cell>
          <table:table-cell table:style-name="ce23" table:formula="of:=[.E96]-[.E105]" office:value-type="float" office:value="0" calcext:value-type="float">
            <text:p>0.0000</text:p>
          </table:table-cell>
          <table:table-cell table:style-name="ce23" table:formula="of:=[.F96]-[.F105]" office:value-type="float" office:value="0" calcext:value-type="float">
            <text:p>0.0000</text:p>
          </table:table-cell>
          <table:table-cell table:style-name="ce23" table:formula="of:=[.G96]-[.G105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09:57:39.120017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4:46.342150010</meta:creation-date>
    <dc:date>2017-08-24T13:10:53.545332468</dc:date>
    <meta:editing-duration>PT13H54M50S</meta:editing-duration>
    <meta:editing-cycles>23</meta:editing-cycles>
    <meta:generator>LibreOffice/5.1.6.2$Linux_X86_64 LibreOffice_project/10m0$Build-2</meta:generator>
    <meta:document-statistic meta:table-count="1" meta:cell-count="280" meta:object-count="0"/>
  </office:meta>
</office:document-meta>
</file>